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 style:list-style-name="L1">
      <style:text-properties fo:font-size="16pt" style:font-size-asian="16pt" style:font-size-complex="16pt"/>
    </style:style>
    <style:style style:name="P5" style:family="paragraph" style:parent-style-name="Standard" style:list-style-name="L2">
      <style:text-properties fo:font-size="16pt" style:font-size-asian="16pt" style:font-size-complex="16pt"/>
    </style:style>
    <style:style style:name="P6" style:family="paragraph" style:parent-style-name="Standard" style:list-style-name="L3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tish Government Revision Guide</text:p>
      <text:p text:style-name="P1"><text:date style:data-style-name="N31" text:date-value="2007-08-21T15:37:34.99" text:fixed="true">Tue 21/Aug 07</text:date></text:p>
      <text:p text:style-name="P2"/>
      <text:p text:style-name="P3">The 1945 Election and the Attlee Governments</text:p>
      <text:list text:style-name="L1">
        <text:list-item>
          <text:p text:style-name="P4">How radical were the Attlee governments of 1945-51?</text:p>
        </text:list-item>
        <text:list-item>
          <text:p text:style-name="P4">Did the Attlee governments of 1945-51 implement socialist policies?</text:p>
        </text:list-item>
        <text:list-item>
          <text:p text:style-name="P4">“Without the Beveridge Report there could have been no Attlee Government.” Discuss</text:p>
        </text:list-item>
      </text:list>
      <text:p text:style-name="P2"/>
      <text:p text:style-name="P1">Morgan, K. O. Chapters 1-3</text:p>
      <text:p text:style-name="P1">Course Reader page 3</text:p>
      <text:p text:style-name="P2"/>
      <text:p text:style-name="P3">Was there a post-war 'consensus'?</text:p>
      <text:list text:style-name="L2">
        <text:list-item>
          <text:p text:style-name="P5">To what extent was there ideological divergence and policy convergence between the Labour and Conservative parties in 1945-79?</text:p>
        </text:list-item>
        <text:list-item>
          <text:p text:style-name="P5">‘Although governments tended to pursue similar policies regardless of which party was in power between 1945 and 1979, this masked deep divisions between the political parties.’ Discuss.</text:p>
        </text:list-item>
        <text:list-item>
          <text:p text:style-name="P5">Were the years 1951-70 really marked by 'consensus politics'?</text:p>
        </text:list-item>
      </text:list>
      <text:p text:style-name="P2"/>
      <text:p text:style-name="P1">Morgan, K. O. Chapters 4-9</text:p>
      <text:p text:style-name="P1">Course Reader page 6</text:p>
      <text:p text:style-name="P1">My essay bibliography</text:p>
      <text:p text:style-name="P2"/>
      <text:p text:style-name="P3">New Labour</text:p>
      <text:list text:style-name="L3">
        <text:list-item>
          <text:p text:style-name="P6">How successful has Labour been while in government since 1997?</text:p>
        </text:list-item>
        <text:list-item>
          <text:p text:style-name="P6">To what extent did the development of New Labour between 1994-1997 represent a decisive break with the party's past?</text:p>
        </text:list-item>
        <text:list-item>
          <text:p text:style-name="P6">How radical has Labour been while in government since 1997?</text:p>
        </text:list-item>
      </text:list>
      <text:p text:style-name="P2"/>
      <text:p text:style-name="P1">Morgan, K. O. Chapters 14</text:p>
      <text:p text:style-name="P1">Course Reader page 100</text:p>
      <text:p text:style-name="P1">My essay bibliograph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GB" style:font-name-complex="DejaVu Sans Condensed2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ib Dyke</meta:initial-creator>
    <meta:creation-date>2007-08-21T15:28:55</meta:creation-date>
    <dc:creator>Roib Dyke</dc:creator>
    <dc:date>2007-08-21T15:44:46</dc:date>
    <dc:language>en-US</dc:language>
    <meta:editing-cycles>3</meta:editing-cycles>
    <meta:editing-duration>PT15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181" meta:character-count="1111"/>
  </office:meta>
</office:document-meta>
</file>